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a0952" officeooo:paragraph-rsid="001a0952"/>
    </style:style>
    <style:style style:name="P2" style:family="paragraph" style:parent-style-name="Standard">
      <style:text-properties style:font-name="Liberation Mono" officeooo:paragraph-rsid="001a0952"/>
    </style:style>
    <style:style style:name="P3" style:family="paragraph" style:parent-style-name="Text_20_body">
      <style:text-properties style:font-name="Liberation Mono" fo:font-weight="bold" style:font-weight-asian="bold" style:font-weight-complex="bold"/>
    </style:style>
    <style:style style:name="P4" style:family="paragraph" style:parent-style-name="Text_20_body">
      <style:text-properties style:font-name="Liberation Mono" fo:font-weight="normal" officeooo:rsid="001a0952" officeooo:paragraph-rsid="001a0952" style:font-weight-asian="normal" style:font-weight-complex="normal"/>
    </style:style>
    <style:style style:name="P5" style:family="paragraph" style:parent-style-name="Heading_20_2" style:list-style-name="L3"/>
    <style:style style:name="P6" style:family="paragraph" style:parent-style-name="Heading_20_2" style:list-style-name="L4"/>
    <style:style style:name="P7" style:family="paragraph" style:parent-style-name="Heading_20_2">
      <style:text-properties style:font-name="Liberation Mono" officeooo:rsid="001a0952" officeooo:paragraph-rsid="001a0952"/>
    </style:style>
    <style:style style:name="P8" style:family="paragraph" style:parent-style-name="Standard" style:list-style-name="L1">
      <style:text-properties style:font-name="Liberation Mono" officeooo:rsid="001a0952" officeooo:paragraph-rsid="001a0952"/>
    </style:style>
    <style:style style:name="P9" style:family="paragraph" style:parent-style-name="Text_20_body" style:list-style-name="L2">
      <style:text-properties style:font-name="Liberation Mono" fo:font-weight="normal" officeooo:rsid="001a0952" officeooo:paragraph-rsid="001a0952" style:font-weight-asian="normal" style:font-weight-complex="normal"/>
    </style:style>
    <style:style style:name="P10" style:family="paragraph" style:parent-style-name="Text_20_body" style:list-style-name="L4">
      <style:text-properties style:font-name="Liberation Mono" fo:font-weight="normal" officeooo:rsid="001bf245" officeooo:paragraph-rsid="001bf245" style:font-weight-asian="normal" style:font-weight-complex="normal"/>
    </style:style>
    <style:style style:name="P11" style:family="paragraph" style:parent-style-name="Text_20_body">
      <style:text-properties style:font-name="Liberation Mono" fo:font-weight="bold" style:font-weight-asian="bold" style:font-weight-complex="bold"/>
    </style:style>
    <style:style style:name="P12" style:family="paragraph" style:parent-style-name="Text_20_body" style:list-style-name="L4">
      <style:text-properties officeooo:paragraph-rsid="001bf245"/>
    </style:style>
    <style:style style:name="P13" style:family="paragraph" style:parent-style-name="Text_20_body" style:list-style-name="L4">
      <style:text-properties fo:font-weight="normal" officeooo:rsid="001ba210" officeooo:paragraph-rsid="001ba210" style:font-weight-asian="normal" style:font-weight-complex="normal"/>
    </style:style>
    <style:style style:name="P14" style:family="paragraph" style:parent-style-name="Text_20_body" style:list-style-name="L4">
      <style:text-properties fo:font-weight="normal" officeooo:rsid="001d7bea" officeooo:paragraph-rsid="001d7bea" style:font-weight-asian="normal" style:font-weight-complex="normal"/>
    </style:style>
    <style:style style:name="T1" style:family="text">
      <style:text-properties officeooo:rsid="001a0952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1ba210" style:font-weight-asian="bold" style:font-weight-complex="bold"/>
    </style:style>
    <style:style style:name="T5" style:family="text">
      <style:text-properties style:font-name="Liberation Mono" fo:font-weight="bold" officeooo:rsid="001bf245" style:font-weight-asian="bold" style:font-weight-complex="bold"/>
    </style:style>
    <style:style style:name="T6" style:family="text">
      <style:text-properties style:font-name="Liberation Mono" fo:font-size="14pt" fo:font-weight="bold" officeooo:rsid="001ba210" style:font-name-asian="Noto Sans CJK SC" style:font-size-asian="14pt" style:font-weight-asian="bold" style:font-name-complex="Lohit Devanagari" style:font-size-complex="14pt" style:font-weight-complex="bold"/>
    </style:style>
    <style:style style:name="T7" style:family="text">
      <style:text-properties style:font-name="Liberation Mono" officeooo:rsid="001bf245"/>
    </style:style>
    <style:style style:name="T8" style:family="text">
      <style:text-properties style:font-name="Liberation Mono" fo:font-weight="normal" officeooo:rsid="001bf245" style:font-weight-asian="normal" style:font-weight-complex="normal"/>
    </style:style>
    <style:style style:name="T9" style:family="text">
      <style:text-properties style:font-name="Liberation Mono" fo:font-weight="normal" officeooo:rsid="001ba210" style:font-weight-asian="normal" style:font-weight-complex="normal"/>
    </style:style>
    <style:style style:name="T10" style:family="text">
      <style:text-properties style:font-name="Liberation Mono" style:text-underline-style="solid" style:text-underline-width="auto" style:text-underline-color="font-color" fo:font-weight="normal" officeooo:rsid="001ba210" style:font-weight-asian="normal" style:font-weight-complex="normal"/>
    </style:style>
    <style:style style:name="T11" style:family="text">
      <style:text-properties style:font-name="Liberation Mono" style:text-underline-style="solid" style:text-underline-width="auto" style:text-underline-color="font-color" fo:font-weight="normal" officeooo:rsid="001bf245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<text:span text:style-name="T1">ctifs </text:span>de ce document</text:h>
      <text:list xml:id="list2629235215" text:style-name="L1">
        <text:list-item>
          <text:p text:style-name="P8">Clarifier les besoins et compétences attendues par le poste de développeur CETCAL (phase 2 à démarrer au plus vite).</text:p>
        </text:list-item>
        <text:list-item>
          <text:p text:style-name="P8">énumérer les compétences à transférer au candidat retenu et ayant accepté l’offre d’embauche.</text:p>
        </text:list-item>
        <text:list-item>
          <text:p text:style-name="P8">Être transparent pour le tri-partie Pôle-Emploi, contrat aidé, CET.</text:p>
        </text:list-item>
      </text:list>
      <text:p text:style-name="P2"/>
      <text:h text:style-name="Heading_20_1" text:outline-level="1">Besoins et compétences <text:span text:style-name="T1">(poste de développeur)</text:span></text:h>
      <text:list xml:id="list3090037517" text:style-name="L2">
        <text:list-item>
          <text:p text:style-name="P9">Posséder des compétences de niveau dev-junior en développent web. Php, Jquery, JavaScript, CSS3, Bootstrap 4, GIT, GitHub, HTML5, Bases de données relationnelles, Mysql. XML, JSON.</text:p>
        </text:list-item>
        <text:list-item>
          <text:p text:style-name="P9">Intérêt et bases en matière de Gestion de Projets.</text:p>
        </text:list-item>
        <text:list-item>
          <text:p text:style-name="P9">Curiosité pour les projets Web et les notions de <text:span text:style-name="T12">Résilience Alimentaire</text:span> <text:span text:style-name="T13">et</text:span> <text:span text:style-name="T12">Circuits Alimentaires Locaux</text:span>. </text:p>
        </text:list-item>
        <text:list-item>
          <text:p text:style-name="P9">Esprit d’équipe, méthodologies, facilités pour la communication (animations de réunions de travail, communiquer les solutions retenues), rigueur dans la documentation et la programmation.</text:p>
        </text:list-item>
      </text:list>
      <text:h text:style-name="Heading_20_1" text:outline-level="1"><text:span text:style-name="T4">Les e</text:span><text:span text:style-name="T3">ngagement</text:span><text:span text:style-name="T4">s</text:span><text:span text:style-name="T3"> </text:span><text:span text:style-name="T6">CET pour</text:span><text:span text:style-name="T3"> montée</text:span><text:span text:style-name="T4">s</text:span><text:span text:style-name="T3"> en compétences </text:span><text:span text:style-name="T4">du développeur retenu en contrat aidé. </text:span><text:span text:style-name="T5">Projet CETCAL</text:span></text:h>
      <text:list xml:id="list1965425736" text:style-name="L3">
        <text:list-item>
          <text:list>
            <text:list-item>
              <text:h text:style-name="P5" text:outline-level="2"><text:span text:style-name="T5">D</text:span><text:span text:style-name="T3">e manière générale et tout au long de la période d’embauche :</text:span></text:h>
            </text:list-item>
          </text:list>
        </text:list-item>
      </text:list>
      <text:list xml:id="list3872985587" text:style-name="L4">
        <text:list-item>
          <text:p text:style-name="P13"><text:span text:style-name="T2">Fournir un support technique soutenu lors des 4 premières semaines de prise de fonctions : transferts de compétences au collaborateur. Disponibilité de 3h/semaine (2 heures </text:span><text:span text:style-name="T7">par semaine </text:span><text:span text:style-name="T2">thomas, 1h/</text:span><text:span text:style-name="T7">S </text:span><text:span text:style-name="T2">Duy Minh, </text:span><text:span text:style-name="T3">au minimum</text:span><text:span text:style-name="T2">).</text:span></text:p>
        </text:list-item>
        <text:list-item>
          <text:p text:style-name="P13"><text:span text:style-name="T2">Support technique et revues de code tout au long du projet :thomas pour l’architecture et le code, Duy Minh pour valider les modèles de base de données et infrastructure (</text:span><text:span text:style-name="T7">2</text:span><text:span text:style-name="T2">h thomas, 1h Duy Minh).</text:span></text:p>
        </text:list-item>
        <text:list-item>
          <text:p text:style-name="P13"><text:span text:style-name="T2">Tous les membres CET concernés s’engagent à participer aux réunions hebdomadaires </text:span><text:span text:style-name="T7">(COPIL’s du projet CETCAL) (dans la limite des disponibilités de chacun). <text:s/></text:span></text:p>
        </text:list-item>
        <text:list-item>
          <text:p text:style-name="P14"><text:span text:style-name="T7">M</text:span><text:span text:style-name="T2">ontées en compétences sur les sujets suivants afin de favoriser l’après projet CETCAL en l’accès à l’emloi : </text:span><text:soft-page-break/><text:span text:style-name="T2">développement, programmation Php/JS, architecture WEB/MVC, chefferie de projet, analyse fonctionnel, analyse technique, communication au sein d’un projet d’envergure. Méthodologies. Conception de BDD et de projet Web.</text:span></text:p>
          <text:list>
            <text:list-item>
              <text:h text:style-name="P6" text:outline-level="2"><text:span text:style-name="T7">S</text:span><text:span text:style-name="T2">ur une fréquence hebdomadaire (</text:span><text:span text:style-name="T7">sur toute la période d’emabauche)</text:span><text:span text:style-name="T2">:</text:span></text:h>
            </text:list-item>
          </text:list>
        </text:list-item>
        <text:list-item>
          <text:p text:style-name="P10">Transferts de compétences techniques lors de la prise de fonctions.</text:p>
        </text:list-item>
        <text:list-item>
          <text:p text:style-name="P12"><text:span text:style-name="T8">Échanger</text:span><text:span text:style-name="T9"> </text:span><text:span text:style-name="T8">afin de</text:span><text:span text:style-name="T9"> communiquer le projet dans sa globalité. Aspects fonctionnels, techniques, mais surtout </text:span><text:span text:style-name="T10">l’Idée de CET </text:span><text:span text:style-name="T11">et de ses membres</text:span><text:span text:style-name="T9">.</text:span></text:p>
        </text:list-item>
        <text:list-item>
          <text:p text:style-name="P10">Explications détaillées sur le code et architecture de CETCAL : codage, frameworks, versionning GIT, mises en productions, bonnes pratiques de programmation.</text:p>
        </text:list-item>
        <text:list-item>
          <text:p text:style-name="P10">Support si lacunes techniques rencontrées.</text:p>
        </text:list-item>
        <text:list-item>
          <text:p text:style-name="P10">Support à la rédaction des spécifications, des documents d’analyses fonctionnels et des documents liés à la gestion de projets.</text:p>
        </text:list-item>
        <text:list-item>
          <text:p text:style-name="P10">Point de situation après le premier mois de travail, écoute et prise en compte de tous les retours du développeur retenu.</text:p>
          <text:p text:style-name="P10"/>
        </text:list-item>
      </text:list>
      <text:p text:style-name="P3"/>
      <text:p text:style-name="P4"/>
      <text:p text:style-name="P3"/>
      <text:h text:style-name="P7" text:outline-level="2"><text:s/></text:h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9:56:20.506600557</meta:creation-date>
    <dc:date>2020-12-01T21:05:35.770114113</dc:date>
    <meta:editing-duration>PT4M4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2" meta:paragraph-count="24" meta:word-count="412" meta:character-count="2669" meta:non-whitespace-character-count="2298"/>
  </office:meta>
</office:document-meta>
</file>